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b5cea8"/>
    </style:style>
    <style:style style:name="T2" style:family="text">
      <style:text-properties fo:color="#c586c0"/>
    </style:style>
    <style:style style:name="T3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ALLEGRO_TRANSFORM camera;</text:p>
      <text:p text:style-name="P1"/>
      <text:p text:style-name="P1"/>
      <text:p text:style-name="P1"/>
      <text:p text:style-name="P1">cameraX = -(LARGURA_TELA/<text:span text:style-name="T1">2</text:span>) + (pos_x_sprite + largura_mapa);</text:p>
      <text:p text:style-name="P1">cameraY = -(ALTURA_TELA/<text:span text:style-name="T1">2</text:span>) + (pos_y_sprite+altura_mapa);</text:p>
      <text:p text:style-name="P1"><text:span text:style-name="T2">if</text:span>(cameraX&lt;<text:span text:style-name="T1">0</text:span>){</text:p>
      <text:p text:style-name="P1">cameraX=<text:span text:style-name="T1">0</text:span>;</text:p>
      <text:p text:style-name="P1">}</text:p>
      <text:p text:style-name="P1"><text:span text:style-name="T2">if</text:span>(cameraY&lt;<text:span text:style-name="T1">0</text:span>){</text:p>
      <text:p text:style-name="P1">cameraY=<text:span text:style-name="T1">0</text:span>;</text:p>
      <text:p text:style-name="P1">}</text:p>
      <text:p text:style-name="P1"><text:span text:style-name="T3">al_identity_transform</text:span>(&amp;camera);</text:p>
      <text:p text:style-name="P1"><text:span text:style-name="T3">al_translate_transform</text:span>(&amp;camera,-cameraX,-cameraY);</text:p>
      <text:p text:style-name="P1"><text:span text:style-name="T3">al_use_transform</text:span>(&amp;camera);</text:p>
      <text:p text:style-name="P1"><text:span text:style-name="T3">al_draw_bitmap</text:span>(fundo,largura_mapa,altura_mapa,<text:span text:style-name="T1">0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4:59:30.070115499</meta:creation-date>
    <dc:date>2019-06-10T15:00:10.953749302</dc:date>
    <meta:editing-duration>PT41S</meta:editing-duration>
    <meta:editing-cycles>1</meta:editing-cycles>
    <meta:document-statistic meta:table-count="0" meta:image-count="0" meta:object-count="0" meta:page-count="1" meta:paragraph-count="13" meta:word-count="24" meta:character-count="347" meta:non-whitespace-character-count="336"/>
    <meta:generator>LibreOffice/6.0.7.3$Linux_X86_64 LibreOffice_project/00m0$Build-3</meta:generator>
  </office:meta>
</office:document-meta>
</file>